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2">
      <style:text-properties officeooo:paragraph-rsid="000241f2"/>
    </style:style>
    <style:style style:name="P2" style:family="paragraph" style:parent-style-name="Heading_20_2">
      <style:text-properties officeooo:paragraph-rsid="00028b86"/>
    </style:style>
    <style:style style:name="P3" style:family="paragraph" style:parent-style-name="Preformatted_20_Text">
      <style:paragraph-properties fo:margin-top="0cm" fo:margin-bottom="0.499cm" style:contextual-spacing="false"/>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text-properties officeooo:paragraph-rsid="000241f2"/>
    </style:style>
    <style:style style:name="P7" style:family="paragraph" style:parent-style-name="Text_20_body">
      <style:text-properties officeooo:rsid="00028b86" officeooo:paragraph-rsid="00028b86" fo:background-color="#ffff00"/>
    </style:style>
    <style:style style:name="T1" style:family="text">
      <style:text-properties officeooo:rsid="00028b86"/>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QL to Pandas ONLINE website</text:p>
      <text:p text:style-name="Text_20_body"><text:a xlink:type="simple" xlink:href="https://sql2pandas.pythonanywhere.com/" text:style-name="Internet_20_link" text:visited-style-name="Visited_20_Internet_20_Link">https://sql2pandas.pythonanywhere.com/</text:a></text:p>
      <text:p text:style-name="Text_20_body"/>
      <text:h text:style-name="P2" text:outline-level="2"><text:a xlink:type="simple" xlink:href="https://towardsdatascience.com/translating-sql-into-python-part-2-5b69c571ddc3" office:target-frame-name="_blank" xlink:show="new" text:style-name="Internet_20_link" text:visited-style-name="Visited_20_Internet_20_Link">Translating SQL into Python — Part </text:a><text:span text:style-name="T1">1</text:span></text:h>
      <text:p text:style-name="Text_20_body"><text:bookmark text:name="ae38"/>If you are <text:span text:style-name="Emphasis">sick </text:span>of struggling with the corresponding syntax for SQL in Python, then you are in the right place. The ability to write in both not only makes you more attractive to clients or employers, but it can also save you shed loads of time by enabling you to write more efficient, streamlined data processes.</text:p>
      <text:p text:style-name="Text_20_body"><text:bookmark text:name="680a"/>In python you can create a script that queries SQL databases directly (using your SQL tongue) and then code subsequent data processes within the same script (using your python tongue). I will stop saying tongue now and crack on with some examples. Use the contents below to skip to sections of interest.</text:p>
      <text:p text:style-name="Text_20_body"><text:bookmark text:name="a815"/>If what you’re after isn’t covered here, it may be in part 2 below, covering groupbys, datetimes, cast whens and other misc functions.</text:p>
      <text:p text:style-name="Text_20_body"><text:bookmark text:name="b951"/><text:span text:style-name="Strong_20_Emphasis">Table of Contents:</text:span></text:p>
      <text:list text:style-name="L1">
        <text:list-item>
          <text:p text:style-name="P5"><text:a xlink:type="simple" xlink:href="https://towardsdatascience.com/translating-sql-into-python-part-1-92bf385d08f1#80ca" text:style-name="Internet_20_link" text:visited-style-name="Visited_20_Internet_20_Link"><text:bookmark text:name="b9d2"/><text:span text:style-name="Strong_20_Emphasis">The ‘selects’</text:span></text:a></text:p>
        </text:list-item>
        <text:list-item>
          <text:p text:style-name="P5"><text:a xlink:type="simple" xlink:href="https://towardsdatascience.com/translating-sql-into-python-part-1-92bf385d08f1#ca3b" text:style-name="Internet_20_link" text:visited-style-name="Visited_20_Internet_20_Link"><text:bookmark text:name="9803"/><text:span text:style-name="Strong_20_Emphasis">The ‘wheres’</text:span></text:a></text:p>
        </text:list-item>
        <text:list-item>
          <text:p text:style-name="P5"><text:a xlink:type="simple" xlink:href="https://towardsdatascience.com/translating-sql-into-python-part-1-92bf385d08f1#05ca" text:style-name="Internet_20_link" text:visited-style-name="Visited_20_Internet_20_Link"><text:bookmark text:name="7701"/><text:span text:style-name="Strong_20_Emphasis">The ‘updates’</text:span></text:a></text:p>
        </text:list-item>
        <text:list-item>
          <text:p text:style-name="P5"><text:a xlink:type="simple" xlink:href="https://towardsdatascience.com/translating-sql-into-python-part-1-92bf385d08f1#bc42" text:style-name="Internet_20_link" text:visited-style-name="Visited_20_Internet_20_Link"><text:bookmark text:name="8be7"/><text:span text:style-name="Strong_20_Emphasis">The ‘joins’</text:span></text:a></text:p>
        </text:list-item>
        <text:list-item>
          <text:p text:style-name="P4"><text:a xlink:type="simple" xlink:href="https://towardsdatascience.com/translating-sql-into-python-part-1-92bf385d08f1#f9a7" text:style-name="Internet_20_link" text:visited-style-name="Visited_20_Internet_20_Link"><text:bookmark text:name="e729"/><text:span text:style-name="Strong_20_Emphasis">The ‘sorts’</text:span></text:a></text:p>
        </text:list-item>
      </text:list>
      <text:p text:style-name="Text_20_body"><text:bookmark text:name="05e6"/>First up, ensure you have the pandas library installed (this comes as default with Anaconda package) and import it into your script with:</text:p>
      <text:p text:style-name="P3"><text:bookmark text:name="78e1"/>import pandas as pd</text:p>
      <text:h text:style-name="Heading_20_1" text:outline-level="1"><text:bookmark text:name="80ca"/><text:span text:style-name="Strong_20_Emphasis">1. The ‘selects’</text:span></text:h>
      <text:p text:style-name="Text_20_body"><text:bookmark text:name="491d"/>a. Select all</text:p>
      <text:p text:style-name="Preformatted_20_Text"><text:bookmark text:name="0403"/><text:span text:style-name="Strong_20_Emphasis">-- SQL</text:span></text:p>
      <text:p text:style-name="Preformatted_20_Text">select * from table</text:p>
      <text:p text:style-name="Preformatted_20_Text"><text:span text:style-name="Strong_20_Emphasis"># python</text:span></text:p>
      <text:p text:style-name="P3">table</text:p>
      <text:p text:style-name="Text_20_body"><text:bookmark text:name="d7a9"/>b. Select column</text:p>
      <text:p text:style-name="Preformatted_20_Text"><text:bookmark text:name="7c3f"/><text:span text:style-name="Strong_20_Emphasis">-- SQL</text:span></text:p>
      <text:p text:style-name="Preformatted_20_Text">select col1 from table</text:p>
      <text:p text:style-name="Preformatted_20_Text"><text:span text:style-name="Strong_20_Emphasis"># python</text:span></text:p>
      <text:p text:style-name="P3">table.col1</text:p>
      <text:p text:style-name="Text_20_body"><text:bookmark text:name="a7c4"/>c. Select all unique records</text:p>
      <text:p text:style-name="Preformatted_20_Text"><text:bookmark text:name="8ca8"/><text:span text:style-name="Strong_20_Emphasis">-- SQL</text:span></text:p>
      <text:p text:style-name="Preformatted_20_Text">select distinct * from table</text:p>
      <text:p text:style-name="Preformatted_20_Text"><text:span text:style-name="Strong_20_Emphasis"># python</text:span></text:p>
      <text:p text:style-name="P3"><text:soft-page-break/>table1.drop_duplicates()</text:p>
      <text:p text:style-name="Text_20_body"><text:bookmark text:name="b0cf"/>d. Select all unique records from certain columns</text:p>
      <text:p text:style-name="Preformatted_20_Text"><text:bookmark text:name="734f"/><text:span text:style-name="Strong_20_Emphasis">-- SQL</text:span></text:p>
      <text:p text:style-name="Preformatted_20_Text">select distinct col1, col2, col3 from table1 </text:p>
      <text:p text:style-name="Preformatted_20_Text"><text:span text:style-name="Strong_20_Emphasis"># python</text:span></text:p>
      <text:p text:style-name="P3">table1.drop_duplicates(subset = [col1, col2, col3])</text:p>
      <text:h text:style-name="Heading_20_1" text:outline-level="1"><text:bookmark text:name="ca3b"/><text:span text:style-name="Strong_20_Emphasis">2. The ‘wheres’</text:span></text:h>
      <text:p text:style-name="Text_20_body"><text:bookmark text:name="0a59"/>a. Where column equals x</text:p>
      <text:p text:style-name="Preformatted_20_Text"><text:bookmark text:name="f9ba"/><text:span text:style-name="Strong_20_Emphasis">-- SQL</text:span></text:p>
      <text:p text:style-name="Preformatted_20_Text">select * from table1 where col1 = 5</text:p>
      <text:p text:style-name="Preformatted_20_Text"><text:span text:style-name="Strong_20_Emphasis"># python</text:span></text:p>
      <text:p text:style-name="P3">table.loc[table['column_name'] == 5]</text:p>
      <text:p text:style-name="Text_20_body"><text:bookmark text:name="3d15"/>b. Where column does not equals x</text:p>
      <text:p text:style-name="Preformatted_20_Text"><text:bookmark text:name="623d"/><text:span text:style-name="Strong_20_Emphasis">-- SQL</text:span></text:p>
      <text:p text:style-name="Preformatted_20_Text">select * from table1 where col1 &lt;&gt; 5</text:p>
      <text:p text:style-name="Preformatted_20_Text"><text:span text:style-name="Strong_20_Emphasis"># python</text:span></text:p>
      <text:p text:style-name="P3">table.loc[table['column_name'] != 5]</text:p>
      <text:p text:style-name="Text_20_body"><text:bookmark text:name="7da2"/>c. Where column is greater than x</text:p>
      <text:p text:style-name="Preformatted_20_Text"><text:bookmark text:name="8526"/><text:span text:style-name="Strong_20_Emphasis">-- SQL</text:span></text:p>
      <text:p text:style-name="Preformatted_20_Text">select * from table1 where col1 &gt; 5</text:p>
      <text:p text:style-name="Preformatted_20_Text"><text:span text:style-name="Strong_20_Emphasis"># python</text:span></text:p>
      <text:p text:style-name="P3">table1[col1 &gt; 5]</text:p>
      <text:p text:style-name="Text_20_body"><text:bookmark text:name="1537"/>d. Where column contains ‘string’</text:p>
      <text:p text:style-name="Preformatted_20_Text"><text:bookmark text:name="540a"/><text:span text:style-name="Strong_20_Emphasis">-- SQL</text:span></text:p>
      <text:p text:style-name="Preformatted_20_Text">select * from table1 where col1 like '%string%'</text:p>
      <text:p text:style-name="Preformatted_20_Text"><text:span text:style-name="Strong_20_Emphasis"># python</text:span></text:p>
      <text:p text:style-name="P3">table.loc[(table['col1'].str.contains('string'))]</text:p>
      <text:p text:style-name="Text_20_body"><text:bookmark text:name="66c3"/>e. Where column starts with ‘string’</text:p>
      <text:p text:style-name="Preformatted_20_Text"><text:bookmark text:name="3b99"/><text:span text:style-name="Strong_20_Emphasis">-- SQL</text:span></text:p>
      <text:p text:style-name="Preformatted_20_Text">select * from table1 where col1 like 'string%'</text:p>
      <text:p text:style-name="Preformatted_20_Text"><text:span text:style-name="Strong_20_Emphasis"># python</text:span></text:p>
      <text:p text:style-name="P3">table.loc[(table['col1'].str.startswith('string'))]</text:p>
      <text:p text:style-name="Text_20_body"><text:bookmark text:name="c094"/>f. Where column ends with ‘string’</text:p>
      <text:p text:style-name="Preformatted_20_Text"><text:bookmark text:name="7dec"/><text:span text:style-name="Strong_20_Emphasis">-- SQL</text:span></text:p>
      <text:p text:style-name="Preformatted_20_Text">select * from table1 where col1 like '%string'</text:p>
      <text:p text:style-name="Preformatted_20_Text"><text:span text:style-name="Strong_20_Emphasis"># python</text:span></text:p>
      <text:p text:style-name="P3">table.loc[(table['col1'].str.endsswith('string'))]</text:p>
      <text:p text:style-name="Text_20_body"><text:bookmark text:name="7719"/>g. Where column is not null</text:p>
      <text:p text:style-name="Preformatted_20_Text"><text:bookmark text:name="58d9"/><text:span text:style-name="Strong_20_Emphasis">-- SQL</text:span></text:p>
      <text:p text:style-name="Preformatted_20_Text">select * from table1 where col1 is not null</text:p>
      <text:p text:style-name="Preformatted_20_Text"><text:span text:style-name="Strong_20_Emphasis"># python</text:span></text:p>
      <text:p text:style-name="P3">table[‘col1’].notna()</text:p>
      <text:p text:style-name="Text_20_body"><text:bookmark text:name="5309"/><text:soft-page-break/>h. Where column is null</text:p>
      <text:p text:style-name="Preformatted_20_Text"><text:bookmark text:name="82ba"/><text:span text:style-name="Strong_20_Emphasis">-- SQL</text:span></text:p>
      <text:p text:style-name="Preformatted_20_Text">select * from table1 where col1 is not null</text:p>
      <text:p text:style-name="Preformatted_20_Text"><text:span text:style-name="Strong_20_Emphasis"># python</text:span></text:p>
      <text:p text:style-name="P3">table[‘col1’].isna()</text:p>
      <text:p text:style-name="Text_20_body"><text:bookmark text:name="92da"/>i. Where column(s) meet multiple criteria</text:p>
      <text:p text:style-name="Preformatted_20_Text"><text:bookmark text:name="ef67"/><text:span text:style-name="Strong_20_Emphasis">-- SQL</text:span></text:p>
      <text:p text:style-name="Preformatted_20_Text">select * from table1 where col1 &gt; 50 or (col2 &gt; 50 and col1 is null)</text:p>
      <text:p text:style-name="Preformatted_20_Text"><text:span text:style-name="Strong_20_Emphasis"># python</text:span></text:p>
      <text:p text:style-name="P3">table.loc[(table['col1'] &gt; 50) | ((table['col2'] &gt; 50) &amp; table['col1'].isna())]</text:p>
      <text:h text:style-name="Heading_20_1" text:outline-level="1"><text:bookmark text:name="05ca"/>3. The ‘updates’</text:h>
      <text:p text:style-name="Text_20_body"><text:bookmark text:name="e405"/>a. Update a column based on a single criteria</text:p>
      <text:p text:style-name="Preformatted_20_Text"><text:bookmark text:name="6ef9"/><text:span text:style-name="Strong_20_Emphasis">-- SQL</text:span></text:p>
      <text:p text:style-name="Preformatted_20_Text">update table set col2 = 'Y' where col1 &gt; 10</text:p>
      <text:p text:style-name="Preformatted_20_Text"><text:span text:style-name="Strong_20_Emphasis"># python</text:span></text:p>
      <text:p text:style-name="P3">table.loc[table.col1 &gt; 10, ‘col2’] = ‘Y’</text:p>
      <text:p text:style-name="Text_20_body"><text:bookmark text:name="c9a2"/>b. Update a column based on a multiple criteria</text:p>
      <text:p text:style-name="Preformatted_20_Text"><text:bookmark text:name="1be4"/><text:span text:style-name="Strong_20_Emphasis">-- SQL</text:span></text:p>
      <text:p text:style-name="Preformatted_20_Text">update table set col3 = 'Y' where col1 &gt; 10 and col2 = 'x'</text:p>
      <text:p text:style-name="Preformatted_20_Text"><text:span text:style-name="Strong_20_Emphasis"># python</text:span></text:p>
      <text:p text:style-name="P3">table.loc[(table.col1 &gt; 10) &amp; (table.col2 == ‘x’), ‘col3’] = ‘Y’</text:p>
      <text:p text:style-name="Text_20_body"><text:bookmark text:name="499b"/>c. Update a column to zero where it is null</text:p>
      <text:p text:style-name="Preformatted_20_Text"><text:bookmark text:name="944a"/><text:span text:style-name="Strong_20_Emphasis">-- SQL</text:span></text:p>
      <text:p text:style-name="Preformatted_20_Text">update table set col1 = 0 where col1 is null</text:p>
      <text:p text:style-name="Preformatted_20_Text"><text:span text:style-name="Strong_20_Emphasis"># python</text:span></text:p>
      <text:p text:style-name="P3">table.loc[table[‘col1’].isnull(), ‘col1’] = 0</text:p>
      <text:p text:style-name="Text_20_body"><text:bookmark text:name="24cc"/>d. Update column value to multiple of another column</text:p>
      <text:p text:style-name="Preformatted_20_Text"><text:bookmark text:name="c698"/><text:span text:style-name="Strong_20_Emphasis">-- SQL</text:span></text:p>
      <text:p text:style-name="Preformatted_20_Text">update table set col2 = col1*100 where col1 &gt; 10</text:p>
      <text:p text:style-name="Preformatted_20_Text"><text:span text:style-name="Strong_20_Emphasis"># python</text:span></text:p>
      <text:p text:style-name="P3">table.loc[table.col1 &gt; 10, ‘col2’] = table.col*100</text:p>
      <text:h text:style-name="Heading_20_1" text:outline-level="1"><text:bookmark text:name="bc42"/><text:span text:style-name="Strong_20_Emphasis">4. The ‘joins’</text:span></text:h>
      <text:p text:style-name="Text_20_body"><text:bookmark text:name="3b0f"/>a. Left join two tables based on single id match</text:p>
      <text:p text:style-name="Preformatted_20_Text"><text:bookmark text:name="bbfd"/><text:span text:style-name="Strong_20_Emphasis">-- SQL</text:span></text:p>
      <text:p text:style-name="Preformatted_20_Text">select * from table1 a left join table2 b </text:p>
      <text:p text:style-name="Preformatted_20_Text">on a.name = b.name<text:bookmark text:name="9129"/><text:span text:style-name="Strong_20_Emphasis"># python</text:span></text:p>
      <text:p text:style-name="P3">table = pd.merge(table1, table2, left_on = ['name'], right_on = ['name'], how = 'left')</text:p>
      <text:p text:style-name="Text_20_body"><text:bookmark text:name="6789"/>b. Right join two tables based on multiple id match</text:p>
      <text:p text:style-name="Preformatted_20_Text"><text:bookmark text:name="d59f"/><text:span text:style-name="Strong_20_Emphasis">-- SQL</text:span></text:p>
      <text:p text:style-name="Preformatted_20_Text">select * from table1 a right join table2 b </text:p>
      <text:p text:style-name="Preformatted_20_Text"><text:soft-page-break/>on a.name = b.name and a.id = b.id<text:bookmark text:name="0c9a"/><text:span text:style-name="Strong_20_Emphasis"># python</text:span></text:p>
      <text:p text:style-name="P3">table = pd.merge(table1, table2, left_on = ['name', 'id' ], right_on = ['name', 'id'], how = 'right')</text:p>
      <text:p text:style-name="Text_20_body"><text:bookmark text:name="da94"/>c. Inner join three tables based on multiple id match</text:p>
      <text:p text:style-name="Preformatted_20_Text"><text:bookmark text:name="6148"/>select * from table1 a inner join table2 b </text:p>
      <text:p text:style-name="Preformatted_20_Text">on a.name = b.name</text:p>
      <text:p text:style-name="Preformatted_20_Text">inner join table3 c </text:p>
      <text:p text:style-name="Preformatted_20_Text">on a.name = c.name<text:bookmark text:name="01e2"/><text:span text:style-name="Strong_20_Emphasis"># python</text:span></text:p>
      <text:p text:style-name="P3">table = pd.merge(table1, table2, left_on = ['name'], right_on = ['name'], how = 'inner')<text:bookmark text:name="3eba"/>table = pd.merge(table, table3, left_on = ['name'], right_on = ['name'], how = 'inner')</text:p>
      <text:h text:style-name="Heading_20_1" text:outline-level="1"><text:bookmark text:name="f9a7"/>5. The ‘sorts’</text:h>
      <text:p text:style-name="Text_20_body"><text:bookmark text:name="46d7"/>a. Sort table based on one column in ascending order</text:p>
      <text:p text:style-name="Preformatted_20_Text"><text:bookmark text:name="58a0"/><text:span text:style-name="Strong_20_Emphasis">-- SQL</text:span></text:p>
      <text:p text:style-name="Preformatted_20_Text">select * from table sort by id asc<text:bookmark text:name="187d"/><text:span text:style-name="Strong_20_Emphasis"># python</text:span></text:p>
      <text:p text:style-name="P3">table.sort_values(by=[‘id’], inplace=True, ascending = True)</text:p>
      <text:p text:style-name="Text_20_body"><text:bookmark text:name="166b"/>b. Sort table based on multiple columns in descending order</text:p>
      <text:p text:style-name="Preformatted_20_Text"><text:bookmark text:name="0c27"/><text:span text:style-name="Strong_20_Emphasis">-- SQL</text:span></text:p>
      <text:p text:style-name="Preformatted_20_Text">select * from table sort by id, name<text:bookmark text:name="0c5d"/><text:span text:style-name="Strong_20_Emphasis"># python</text:span></text:p>
      <text:p text:style-name="P3">table.sort_values(by=[‘id’, ‘name’], inplace=True, ascending = False)</text:p>
      <text:p text:style-name="Text_20_body"><text:bookmark text:name="6ffd"/>These are some simple examples and cannot cover every single use case. For that, refer to the <text:a xlink:type="simple" xlink:href="https://pandas.pydata.org/docs/" office:target-frame-name="_blank" xlink:show="new" text:style-name="Internet_20_link" text:visited-style-name="Visited_20_Internet_20_Link">pandas documentation</text:a> which helpfully explains the vast options of input parameters and provides some useful examples. I also recommend checking out <text:a xlink:type="simple" xlink:href="https://www.w3schools.com/sql/default.asp" office:target-frame-name="_blank" xlink:show="new" text:style-name="Internet_20_link" text:visited-style-name="Visited_20_Internet_20_Link">W3 Schools </text:a>which taught me pretty much everything I know about SQL.</text:p>
      <text:p text:style-name="Text_20_body"><text:bookmark text:name="cec7"/>Keep your eyes peeled for a part 2 (and 3 and 4 and 5…).</text:p>
      <text:h text:style-name="P1" text:outline-level="2"><text:a xlink:type="simple" xlink:href="https://towardsdatascience.com/translating-sql-into-python-part-2-5b69c571ddc3" office:target-frame-name="_blank" xlink:show="new" text:style-name="Internet_20_link" text:visited-style-name="Visited_20_Internet_20_Link">Translating SQL into Python — Part 2</text:a></text:h>
      <text:p text:style-name="P6"/>
      <text:p text:style-name="P6"><text:bookmark text:name="5578"/>For these examples we will use the pandas, datetime and numpy libraries. Ensure you have these installed (all come as default in the Anaconda package) and import into your script with:</text:p>
      <text:p text:style-name="Preformatted_20_Text"><text:bookmark text:name="40a8"/>import pandas as pd</text:p>
      <text:p text:style-name="Preformatted_20_Text">import numpy as np</text:p>
      <text:p text:style-name="P3">import datetime as dt</text:p>
      <text:p text:style-name="Text_20_body"><text:bookmark text:name="c43c"/>For this article I have used postgres SQL syntax, small differences exist between MS SQL and Postgres SQL but stating all three seemed over the top (or maybe an idea for another article ;)).</text:p>
      <text:h text:style-name="Heading_20_2" text:outline-level="2"><text:bookmark text:name="61b8"/>1. The ‘datetimes’</text:h>
      <text:p text:style-name="Text_20_body"><text:bookmark text:name="50aa"/>Ensure your datetimes are formatted as such in python (i.e. not a string). You can do this with:</text:p>
      <text:p text:style-name="P3"><text:bookmark text:name="7b27"/>table['timestamp'] = pd.to_datetime(table['timestamp'])</text:p>
      <text:p text:style-name="Text_20_body"><text:bookmark text:name="b356"/><text:soft-page-break/><text:span text:style-name="Strong_20_Emphasis">a. Datepart</text:span></text:p>
      <text:p text:style-name="Text_20_body"><text:bookmark text:name="7408"/>Isolating a certain ‘part’ of a datetime, for example day or year.</text:p>
      <text:p text:style-name="Text_20_body"><text:bookmark text:name="cbfb"/>i. Select day from timestamp</text:p>
      <text:p text:style-name="Preformatted_20_Text"><text:bookmark text:name="01c8"/><text:span text:style-name="Strong_20_Emphasis">-- SQL</text:span></text:p>
      <text:p text:style-name="Preformatted_20_Text">select date_part('day', timestamp) from table<text:bookmark text:name="1c86"/><text:span text:style-name="Strong_20_Emphasis"># python</text:span></text:p>
      <text:p text:style-name="P3">table['day'] = table['timestamp'].dt.day</text:p>
      <text:p text:style-name="Text_20_body"><text:bookmark text:name="c09b"/>ii. Select hour from timestamp</text:p>
      <text:p text:style-name="Preformatted_20_Text"><text:bookmark text:name="8c16"/><text:span text:style-name="Strong_20_Emphasis">-- SQL</text:span></text:p>
      <text:p text:style-name="Preformatted_20_Text">select date_part('h', timestamp) from table<text:bookmark text:name="b83a"/><text:span text:style-name="Strong_20_Emphasis"># python</text:span></text:p>
      <text:p text:style-name="P3">table['hour'] = table['timestamp'].dt.hour</text:p>
      <text:p text:style-name="Text_20_body"><text:bookmark text:name="5d37"/>ii. Select month from timestamp</text:p>
      <text:p text:style-name="Preformatted_20_Text"><text:bookmark text:name="c70d"/><text:span text:style-name="Strong_20_Emphasis">-- SQL</text:span></text:p>
      <text:p text:style-name="Preformatted_20_Text">select date_part('m', timestamp) from table<text:bookmark text:name="ed81"/><text:span text:style-name="Strong_20_Emphasis"># python</text:span></text:p>
      <text:p text:style-name="P3">table['month'] = table['timestamp'].dt.month</text:p>
      <text:p text:style-name="Text_20_body"><text:bookmark text:name="d955"/><text:span text:style-name="Strong_20_Emphasis">b. Date_trunc</text:span></text:p>
      <text:p text:style-name="Text_20_body"><text:bookmark text:name="53ee"/>Truncating a timestamp to the relevant precision, for example hour, day or month (I believe this one is specific to postgres SQL).</text:p>
      <text:p text:style-name="Text_20_body"><text:bookmark text:name="b09a"/>i. Select precision up to day from timestamp</text:p>
      <text:p text:style-name="Preformatted_20_Text"><text:bookmark text:name="c9bd"/><text:span text:style-name="Strong_20_Emphasis">-- SQL</text:span></text:p>
      <text:p text:style-name="Preformatted_20_Text">select date_trunc('day',timestamp) as day from table</text:p>
      <text:p text:style-name="Preformatted_20_Text"><text:span text:style-name="Strong_20_Emphasis"># python</text:span></text:p>
      <text:p text:style-name="P3">table['day'] = pd.to_datetime(table['timestamp']).dt.to_period('D')</text:p>
      <text:p text:style-name="Text_20_body"><text:bookmark text:name="b90c"/>i. Select precision up to month from timestamp</text:p>
      <text:p text:style-name="Preformatted_20_Text"><text:bookmark text:name="7f47"/><text:span text:style-name="Strong_20_Emphasis">-- SQL</text:span></text:p>
      <text:p text:style-name="Preformatted_20_Text">select timestamp, date_trunc('month', timestamp) as month from table</text:p>
      <text:p text:style-name="Preformatted_20_Text"><text:span text:style-name="Strong_20_Emphasis"># python</text:span></text:p>
      <text:p text:style-name="P3">table['month'] = pd.to_datetime(table['timestamp']).dt.to_period('M')</text:p>
      <text:h text:style-name="Heading_20_2" text:outline-level="2"><text:bookmark text:name="7735"/>2. The ‘groupby’ &amp; ‘aggregates’</text:h>
      <text:p text:style-name="Text_20_body"><text:bookmark text:name="71d5"/>a. Groupby a single column and aggregate</text:p>
      <text:p text:style-name="Preformatted_20_Text"><text:bookmark text:name="c4ba"/><text:span text:style-name="Strong_20_Emphasis">-- SQL</text:span></text:p>
      <text:p text:style-name="Preformatted_20_Text">select name, count(*) from table group by name<text:bookmark text:name="bd97"/><text:span text:style-name="Strong_20_Emphasis">group by # python</text:span></text:p>
      <text:p text:style-name="P3">table_grouped = table.groupby('name').count()</text:p>
      <text:p text:style-name="Text_20_body"><text:bookmark text:name="799a"/>b. Groupby multiple columns and aggregate single column</text:p>
      <text:p text:style-name="Preformatted_20_Text"><text:bookmark text:name="ba9a"/><text:span text:style-name="Strong_20_Emphasis">-- SQL</text:span></text:p>
      <text:p text:style-name="Preformatted_20_Text">select name, age, avg(height), max(height) from table group by name, age<text:bookmark text:name="c191"/><text:span text:style-name="Strong_20_Emphasis">-- python</text:span></text:p>
      <text:p text:style-name="P3">table_grouped = <text:s text:c="2"/>table.groupby(['name','age']).agg({'height': <text:s text:c="2"/>['mean', 'max']})</text:p>
      <text:p text:style-name="Text_20_body"><text:bookmark text:name="bd62"/>b. Groupby multiple columns and aggregate over multiple columns</text:p>
      <text:p text:style-name="Preformatted_20_Text"><text:bookmark text:name="5a55"/><text:span text:style-name="Strong_20_Emphasis">-- SQL</text:span></text:p>
      <text:p text:style-name="Preformatted_20_Text"><text:soft-page-break/>select name, age, avg(height), min(weight) from table group by name, age<text:bookmark text:name="b5cd"/><text:span text:style-name="Strong_20_Emphasis">-- python</text:span></text:p>
      <text:p text:style-name="P3">table_grouped = <text:s text:c="2"/>table.groupby(['name','age']).agg({'height': <text:s text:c="2"/>['mean'], 'weight': ['min'})</text:p>
      <text:p text:style-name="Text_20_body"><text:bookmark text:name="24ac"/>c. Groupby a column, aggregate and rename aggregated column</text:p>
      <text:p text:style-name="Preformatted_20_Text"><text:bookmark text:name="c189"/><text:span text:style-name="Strong_20_Emphasis">-- SQL</text:span></text:p>
      <text:p text:style-name="Preformatted_20_Text">select age, avg(height) as avg_height from table group by name, age<text:bookmark text:name="61d6"/><text:span text:style-name="Strong_20_Emphasis">-- python</text:span></text:p>
      <text:p text:style-name="P3">table_grouped = <text:s text:c="2"/>table.groupby(['name','age']).agg({'height': <text:s text:c="2"/>['mean']}).rename(columns= {‘mean’: ‘avg_height’})</text:p>
      <text:p text:style-name="Text_20_body"><text:bookmark text:name="6e54"/>d. Groupby year-month</text:p>
      <text:p text:style-name="Preformatted_20_Text"><text:bookmark text:name="4db3"/><text:span text:style-name="Strong_20_Emphasis">-- SQL</text:span></text:p>
      <text:p text:style-name="Preformatted_20_Text">select date_trunc('month', timestamp) as yearmonth, country, sum(rainfall) from table group by date_trunc('month', timestamp), country<text:bookmark text:name="9165"/><text:span text:style-name="Strong_20_Emphasis">-- python</text:span></text:p>
      <text:p text:style-name="P3">table['month_year'] = pd.to_datetime(table['timestamp']).dt.to_period('M')<text:bookmark text:name="9bf4"/>table_grouped = table.groupby(['month_year', 'country']).agg({'rainfall': ['sum']})</text:p>
      <text:p text:style-name="Text_20_body"><text:bookmark text:name="e39e"/>e. Groupby month of the year</text:p>
      <text:p text:style-name="Preformatted_20_Text"><text:bookmark text:name="0204"/><text:span text:style-name="Strong_20_Emphasis">-- SQL</text:span></text:p>
      <text:p text:style-name="Preformatted_20_Text">select date_part('day', timestamp) as month, country, std(rainfall) from table<text:bookmark text:name="58db"/><text:span text:style-name="Strong_20_Emphasis">-- python</text:span></text:p>
      <text:p text:style-name="P3">table['month'] = table['timestamp'].dt.month<text:bookmark text:name="c7c7"/>table_grouped = <text:s text:c="2"/>table.groupby(['month', 'country']).agg({'rainfall': ['std']})</text:p>
      <text:h text:style-name="Heading_20_2" text:outline-level="2"><text:bookmark text:name="a22c"/>3. The ‘case whens’</text:h>
      <text:p text:style-name="Text_20_body"><text:bookmark text:name="d2d8"/>i. Create new attribute with a single case outcome else no change</text:p>
      <text:p text:style-name="Preformatted_20_Text"><text:bookmark text:name="6143"/><text:span text:style-name="Strong_20_Emphasis">-- SQL</text:span></text:p>
      <text:p text:style-name="Preformatted_20_Text">select asset, age, </text:p>
      <text:p text:style-name="Preformatted_20_Text">case when age&gt;= 20 or priority = 1 then 'To be replaced'</text:p>
      <text:p text:style-name="Preformatted_20_Text">else status</text:p>
      <text:p text:style-name="Preformatted_20_Text">end as status</text:p>
      <text:p text:style-name="Preformatted_20_Text">from table<text:bookmark text:name="3d0c"/><text:span text:style-name="Strong_20_Emphasis"># python</text:span></text:p>
      <text:p text:style-name="Preformatted_20_Text">table.loc[(table.age &gt; 20) | (priority == 1), ‘status’] = ‘To be replaced’</text:p>
      <text:p text:style-name="P3">table[['asset', 'age', 'status']]</text:p>
      <text:p text:style-name="Text_20_body"><text:bookmark text:name="ac18"/>ii. Create new attribute with multiple case outcomes</text:p>
      <text:p text:style-name="Preformatted_20_Text"><text:bookmark text:name="048e"/><text:span text:style-name="Strong_20_Emphasis">-- SQL</text:span></text:p>
      <text:p text:style-name="Preformatted_20_Text">select Date, </text:p>
      <text:p text:style-name="Preformatted_20_Text">case when Date &gt;= '2008-08-31' and Date &lt;= '2009-05-30' then 'period1'</text:p>
      <text:p text:style-name="Preformatted_20_Text">when Date &gt;= '2009-08-31' and Date &lt;= '2010-05-30' THEN 'period2'</text:p>
      <text:p text:style-name="Preformatted_20_Text">when Date &gt;= '2009-08-31' and Date &lt;= '2010-05-30' THEN 'period3'</text:p>
      <text:p text:style-name="Preformatted_20_Text">else 'N/A'</text:p>
      <text:p text:style-name="Preformatted_20_Text">end as period from table<text:bookmark text:name="8901"/><text:span text:style-name="Strong_20_Emphasis"># python</text:span></text:p>
      <text:p text:style-name="Preformatted_20_Text">conditions = </text:p>
      <text:p text:style-name="Preformatted_20_Text">[table['Date'].between('2008-08-30', '2009-05-30', inclusive=True),</text:p>
      <text:p text:style-name="Preformatted_20_Text"><text:s/>table['Date'].between('2009-08-31', '2010-05-30', inclusive=True),</text:p>
      <text:p text:style-name="P3"><text:s/>table['Date'].between('2010-08-31', '2011-05-30', inclusive=True)]<text:bookmark text:name="0677"/>choices = ['period1', 'period2', 'period3']<text:bookmark text:name="4846"/>table['period'] = np.select(conditions, choices, default='N/A')<text:bookmark text:name="e281"/>table[['Date', 'period']]</text:p>
      <text:h text:style-name="Heading_20_2" text:outline-level="2"><text:bookmark text:name="7d21"/><text:soft-page-break/>4. <text:span text:style-name="Strong_20_Emphasis">The Miscellaneous</text:span></text:h>
      <text:p text:style-name="Text_20_body"><text:bookmark text:name="a552"/>a. Remove trailing spaces from a column</text:p>
      <text:p text:style-name="Text_20_body"><text:bookmark text:name="e4b0"/>i. Remove spaces before</text:p>
      <text:p text:style-name="Preformatted_20_Text"><text:bookmark text:name="897c"/><text:span text:style-name="Strong_20_Emphasis">-- SQL</text:span></text:p>
      <text:p text:style-name="Preformatted_20_Text">update table</text:p>
      <text:p text:style-name="Preformatted_20_Text">set col1 = LTRIM(col1)<text:bookmark text:name="4254"/><text:span text:style-name="Strong_20_Emphasis"># python</text:span></text:p>
      <text:p text:style-name="P3">table['col1'] = table['col1'].str.lstrip()</text:p>
      <text:p text:style-name="Text_20_body"><text:bookmark text:name="2ed2"/>ii. Remove spaces after</text:p>
      <text:p text:style-name="Preformatted_20_Text"><text:bookmark text:name="7206"/><text:span text:style-name="Strong_20_Emphasis">-- SQL</text:span></text:p>
      <text:p text:style-name="Preformatted_20_Text">update table</text:p>
      <text:p text:style-name="Preformatted_20_Text">set col1 = RTRIM(col1)<text:bookmark text:name="e046"/><text:span text:style-name="Strong_20_Emphasis"># python</text:span></text:p>
      <text:p text:style-name="P3">table['col1'] = table['col1'].str.rstrip()</text:p>
      <text:p text:style-name="Text_20_body"><text:bookmark text:name="5bc7"/>iii. Remove spaces before and after</text:p>
      <text:p text:style-name="Preformatted_20_Text"><text:bookmark text:name="cb68"/><text:span text:style-name="Strong_20_Emphasis">-- SQL</text:span></text:p>
      <text:p text:style-name="Preformatted_20_Text">update table</text:p>
      <text:p text:style-name="Preformatted_20_Text">set col1 = TRIM(col1)<text:bookmark text:name="e6fd"/><text:span text:style-name="Strong_20_Emphasis"># python</text:span></text:p>
      <text:p text:style-name="P3">table['col1'] = table['col1'].str.strip()</text:p>
      <text:p text:style-name="Text_20_body"><text:bookmark text:name="0c43"/>b. Concatenate strings</text:p>
      <text:p text:style-name="Preformatted_20_Text"><text:bookmark text:name="c006"/><text:span text:style-name="Strong_20_Emphasis">-- SQL</text:span></text:p>
      <text:p text:style-name="Preformatted_20_Text">select concat(col1, ' - ', col2) as newcol from table<text:bookmark text:name="ec6a"/><text:span text:style-name="Strong_20_Emphasis"># python</text:span></text:p>
      <text:p text:style-name="P3">table['newcol'] = table['col1'] + ' - ' + table['col2']</text:p>
      <text:p text:style-name="Text_20_body"><text:bookmark text:name="af9f"/>c. Cast colum as</text:p>
      <text:p text:style-name="Text_20_body"><text:bookmark text:name="f49c"/>i. Cast as a string</text:p>
      <text:p text:style-name="Preformatted_20_Text"><text:bookmark text:name="12f9"/><text:span text:style-name="Strong_20_Emphasis">-- SQL</text:span></text:p>
      <text:p text:style-name="Preformatted_20_Text">select cast (col1 as varchar) from table<text:bookmark text:name="6ab3"/><text:span text:style-name="Strong_20_Emphasis"># python</text:span></text:p>
      <text:p text:style-name="P3">table.['col1'] = table.[col1].astype(str)</text:p>
      <text:p text:style-name="Text_20_body"><text:bookmark text:name="b4ce"/>ii. Cast as an integer</text:p>
      <text:p text:style-name="Preformatted_20_Text"><text:bookmark text:name="28d4"/><text:span text:style-name="Strong_20_Emphasis">-- SQL</text:span></text:p>
      <text:p text:style-name="Preformatted_20_Text">select cast (col1 as int) from table<text:bookmark text:name="92f1"/><text:span text:style-name="Strong_20_Emphasis"># python</text:span></text:p>
      <text:p text:style-name="P3">table.['col1'] = table.[col1].astype(int)</text:p>
      <text:p text:style-name="Text_20_body"><text:bookmark text:name="3662"/>iii. Cast as a datetime</text:p>
      <text:p text:style-name="Preformatted_20_Text"><text:bookmark text:name="9aa1"/><text:span text:style-name="Strong_20_Emphasis">-- SQL</text:span></text:p>
      <text:p text:style-name="Preformatted_20_Text">SELECT CAST(col1 AS datetime) from table<text:bookmark text:name="844d"/><text:span text:style-name="Strong_20_Emphasis"># python</text:span></text:p>
      <text:p text:style-name="P3">table['col1'] = pd.to_datetime(table['col1'])</text:p>
      <text:p text:style-name="Text_20_body"><text:bookmark text:name="ca6b"/>These won’t cover every use case, but should provide some nice templates to work off. For more detailed information, refer to the <text:a xlink:type="simple" xlink:href="https://pandas.pydata.org/docs/" office:target-frame-name="_blank" xlink:show="new" text:style-name="Internet_20_link" text:visited-style-name="Visited_20_Internet_20_Link">pandas</text:a>, <text:a xlink:type="simple" xlink:href="https://numpy.org/doc/" office:target-frame-name="_blank" xlink:show="new" text:style-name="Internet_20_link" text:visited-style-name="Visited_20_Internet_20_Link">numpy</text:a> and <text:a xlink:type="simple" xlink:href="https://docs.python.org/3/library/datetime.html" office:target-frame-name="_blank" xlink:show="new" text:style-name="Internet_20_link" text:visited-style-name="Visited_20_Internet_20_Link">datetime</text:a> documentation which also cover the input parameters, alloqing you to make your code even more efficient.</text:p>
      <text:p text:style-name="P6"/>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2:22:05.288536789</meta:creation-date>
    <dc:date>2023-01-11T12:31:42.518448252</dc:date>
    <meta:editing-duration>PT9M37S</meta:editing-duration>
    <meta:editing-cycles>3</meta:editing-cycles>
    <meta:generator>LibreOffice/7.4.3.2$MacOSX_X86_64 LibreOffice_project/1048a8393ae2eeec98dff31b5c133c5f1d08b890</meta:generator>
    <meta:document-statistic meta:table-count="0" meta:image-count="0" meta:object-count="0" meta:page-count="7" meta:paragraph-count="247" meta:word-count="1556" meta:character-count="10078" meta:non-whitespace-character-count="8748"/>
  </office:meta>
</office:document-meta>
</file>